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ssionAttributeStore.setAttributeNamePrefix( @ Nullable String attributeName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ssionAttributeStore.cleanupAttribute( WebRequest request ,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ssionAttributeStore.retrieveAttribute( WebRequest request ,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ssionAttributeStore.getAttributeNameInSession( WebRequest request ,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ssionAttributeStore.storeAttribute( WebRequest request , String attributeName , Object 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